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sDSCComment.AbstractResourcesDSCComment( Collection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sDSCComment.generate( PSGenerator g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ResourcesDSCComment.addResources( Collection resour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sourcesDSCComment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sDSCComment.AbstractResource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sDSCComment.parseValue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ResourcesDSCComment.addResource( PSResourc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sDSCComment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